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8000001EA04D018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757cm" svg:height="12.964cm" svg:x="3.753cm" svg:y="1.635cm">
          <draw:image xlink:href="Pictures/1000000000000208000001EA04D0181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ussi Eloranta</meta:initial-creator>
    <meta:creation-date>2009-11-06T08:08:51</meta:creation-date>
    <dc:date>2009-11-06T08:36:18</dc:date>
    <dc:creator>Jussi Eloranta</dc:creator>
    <meta:editing-duration>PT00H00M53S</meta:editing-duration>
    <meta:editing-cycles>2</meta:editing-cycles>
    <meta:generator>OpenOffice.org/3.1$Linux OpenOffice.org_project/310m19$Build-9420</meta:generator>
    <meta:document-statistic meta:object-count="1"/>
  </office:meta>
</office:document-meta>
</file>